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090000022BF92AF27F77D3BDA0.png" manifest:media-type="image/png"/>
  <manifest:file-entry manifest:full-path="Pictures/10000201000009C400000279207CF85F572C4179.png" manifest:media-type="image/png"/>
  <manifest:file-entry manifest:full-path="Pictures/10000201000009C40000078C64A7D44C9B088D9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ymbola" svg:font-family="Symbol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pr1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 style:list-style-name="L5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title" style:list-style-name="L5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title" style:list-style-name="L5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0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title" style:list-style-name="L5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3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title" style:list-style-name="L5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6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7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title" style:list-style-name="L5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0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title" style:list-style-name="L5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3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title" style:list-style-name="L5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6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title" style:list-style-name="L5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9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title" style:list-style-name="L5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2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title" style:list-style-name="L5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5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title" style:list-style-name="L5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8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title" style:list-style-name="L5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1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_5f_AND_5f_BODY-title" style:list-style-name="L5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4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5" style:family="presentation" style:parent-style-name="TITLE_5f_AND_5f_BODY-outline1">
      <style:graphic-properties fo:min-height="9.024cm"/>
    </style:style>
    <style:style style:name="pr46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TITLE_5f_AND_5f_BODY-title" style:list-style-name="L5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8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9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TITLE_5f_AND_5f_BODY-title" style:list-style-name="L5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1" style:family="presentation" style:parent-style-name="TITLE_5f_AND_5f_BODY-outline1" style:list-style-name="L4">
      <style:graphic-properties draw:stroke="none" svg:stroke-width="0cm" draw:fill="solid" draw:fill-color="#ffffff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2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3" style:family="presentation" style:parent-style-name="TITLE_5f_AND_5f_BODY-title" style:list-style-name="L5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4" style:family="presentation" style:parent-style-name="TITLE_5f_AND_5f_BODY-outline1" style:list-style-name="L4">
      <style:graphic-properties draw:stroke="none" svg:stroke-width="0cm" draw:fill="solid" draw:fill-color="#ffffff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5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6" style:family="presentation" style:parent-style-name="TITLE_5f_AND_5f_BODY-title" style:list-style-name="L5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7" style:family="presentation" style:parent-style-name="TITLE_5f_AND_5f_BODY-outline1" style:list-style-name="L4">
      <style:graphic-properties draw:stroke="none" svg:stroke-width="0cm" draw:fill="solid" draw:fill-color="#ffffff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8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9" style:family="presentation" style:parent-style-name="TITLE_5f_AND_5f_BODY-title" style:list-style-name="L5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0" style:family="presentation" style:parent-style-name="TITLE_5f_AND_5f_BODY-outline1" style:list-style-name="L4">
      <style:graphic-properties draw:stroke="none" svg:stroke-width="0cm" draw:fill="solid" draw:fill-color="#ffffff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2" style:family="presentation" style:parent-style-name="TITLE_5f_AND_5f_BODY-title" style:list-style-name="L5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3" style:family="presentation" style:parent-style-name="TITLE_5f_AND_5f_BODY-outline1" style:list-style-name="L4">
      <style:graphic-properties draw:stroke="none" svg:stroke-width="0cm" draw:fill="solid" draw:fill-color="#ffffff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4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5" style:family="presentation" style:parent-style-name="TITLE_5f_AND_5f_BODY-title" style:list-style-name="L5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6" style:family="presentation" style:parent-style-name="TITLE_5f_AND_5f_BODY-outline1" style:list-style-name="L4">
      <style:graphic-properties draw:stroke="none" svg:stroke-width="0cm" draw:fill="solid" draw:fill-color="#ffffff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7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53626f" style:text-line-through-style="none" style:text-line-through-type="none" style:text-position="0% 100%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>
      <style:text-properties fo:font-size="44pt" style:font-size-asian="44pt" style:font-size-complex="44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2d637f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P7" style:family="paragraph">
      <style:paragraph-properties fo:margin-left="0cm" fo:margin-right="0cm" fo:margin-top="0.5cm" fo:margin-bottom="0cm" fo:line-height="100%" fo:text-align="start" fo:text-indent="0cm"/>
      <style:text-properties fo:font-size="32pt" style:font-size-asian="32pt" style:font-size-complex="32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53626f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color="#ffffff" fo:font-size="16pt" fo:font-weight="normal" style:font-size-asian="36pt" style:font-size-complex="36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2d637f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P13" style:family="paragraph">
      <style:paragraph-properties fo:margin-top="0.254cm" fo:margin-bottom="0cm"/>
      <style:text-properties fo:font-size="28pt" style:font-size-asian="28pt" style:font-size-complex="28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53626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15" style:family="paragraph">
      <style:paragraph-properties fo:margin-top="0.152cm" fo:margin-bottom="0cm"/>
      <style:text-properties fo:font-size="28pt" style:font-size-asian="28pt" style:font-size-complex="28pt"/>
    </style:style>
    <style:style style:name="P16" style:family="paragraph">
      <style:paragraph-properties fo:margin-left="0cm" fo:margin-right="0cm" fo:margin-top="0.152cm" fo:margin-bottom="0cm" fo:line-height="100%" fo:text-align="start" fo:text-indent="0cm"/>
      <style:text-properties fo:font-size="28pt" style:font-size-asian="28pt" style:font-size-complex="28pt"/>
    </style:style>
    <style:style style:name="P17" style:family="paragraph">
      <loext:graphic-properties draw:fill="none"/>
      <style:paragraph-properties fo:margin-left="0cm" fo:margin-right="0cm" fo:margin-top="0.152cm" fo:margin-bottom="0cm" fo:line-height="100%" fo:text-align="start" fo:text-indent="0cm" style:writing-mode="lr-tb" style:font-independent-line-spacing="true"/>
      <style:text-properties fo:font-variant="normal" fo:text-transform="none" fo:color="#53626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53626f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style:paragraph-properties fo:margin-left="0cm" fo:margin-right="0cm" fo:margin-top="0.6cm" fo:margin-bottom="0.1cm" fo:line-height="100%" fo:text-align="start" fo:text-indent="0cm"/>
      <style:text-properties fo:font-size="28pt" style:font-size-asian="28pt" style:font-size-complex="28pt"/>
    </style:style>
    <style:style style:name="P21" style:family="paragraph">
      <style:paragraph-properties fo:margin-left="0cm" fo:margin-right="0cm" fo:margin-top="0.152cm" fo:margin-bottom="0.102cm" fo:line-height="100%" fo:text-align="start" fo:text-indent="0cm"/>
      <style:text-properties style:font-name="Liberation Sans2"/>
    </style:style>
    <style:style style:name="P22" style:family="paragraph">
      <style:paragraph-properties fo:margin-left="0cm" fo:margin-right="0cm" fo:margin-top="0.152cm" fo:margin-bottom="0.102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Liberation Sans2" fo:font-size="14pt" fo:letter-spacing="normal" fo:font-style="normal" fo:text-shadow="none" style:text-underline-style="none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/>
      <style:paragraph-properties fo:margin-left="0cm" fo:margin-right="0cm" fo:margin-top="0.6cm" fo:margin-bottom="0.1cm" fo:line-height="100%" fo:text-align="start" fo:text-indent="0cm" style:writing-mode="lr-tb" style:font-independent-line-spacing="true"/>
      <style:text-properties fo:font-variant="normal" fo:text-transform="none" fo:color="#53626f" style:text-line-through-style="none" style:text-line-through-type="none" style:text-position="0% 100%" style:font-name="Liberation Sans2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P24" style:family="paragraph">
      <style:text-properties fo:font-size="44pt" style:text-underline-style="none" style:font-size-asian="44pt" style:font-size-complex="44pt"/>
    </style:style>
    <style:style style:name="P25" style:family="paragraph">
      <style:paragraph-properties fo:margin-left="0cm" fo:margin-right="0cm" fo:margin-top="0.254cm" fo:margin-bottom="0.102cm" fo:line-height="100%" fo:text-align="start" fo:text-indent="0cm"/>
      <style:text-properties fo:font-size="28pt" style:font-size-asian="28pt" style:font-size-complex="28pt"/>
    </style:style>
    <style:style style:name="P26" style:family="paragraph">
      <loext:graphic-properties draw:fill="none"/>
      <style:paragraph-properties fo:margin-left="0cm" fo:margin-right="0cm" fo:margin-top="0.254cm" fo:margin-bottom="0.102cm" fo:line-height="100%" fo:text-align="start" fo:text-indent="0cm" style:writing-mode="lr-tb" style:font-independent-line-spacing="true"/>
      <style:text-properties fo:font-variant="normal" fo:text-transform="none" fo:color="#53626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27" style:family="paragraph">
      <style:text-properties fo:font-size="36pt" style:font-size-asian="36pt" style:font-size-complex="36pt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2d637f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P29" style:family="paragraph">
      <style:paragraph-properties fo:margin-top="0.305cm" fo:margin-bottom="0cm"/>
      <style:text-properties fo:font-size="28pt" style:font-size-asian="28pt" style:font-size-complex="28pt"/>
    </style:style>
    <style:style style:name="P30" style:family="paragraph">
      <loext:graphic-properties draw:fill="none"/>
      <style:paragraph-properties fo:margin-left="0cm" fo:margin-right="0cm" fo:margin-top="0.305cm" fo:margin-bottom="0cm" fo:line-height="100%" fo:text-align="start" fo:text-indent="0cm" style:writing-mode="lr-tb" style:font-independent-line-spacing="true"/>
      <style:text-properties fo:font-variant="normal" fo:text-transform="none" fo:color="#53626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31" style:family="paragraph">
      <style:text-properties style:font-name="Liberation Sans1" fo:font-size="36pt" style:font-size-asian="36pt" style:font-size-complex="36pt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2d637f" style:text-line-through-style="none" style:text-line-through-type="none" style:text-position="0% 100%" style:font-name="Liberation Sans1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P33" style:family="paragraph">
      <style:text-properties style:font-name="Liberation Sans1" fo:font-size="28pt" style:font-size-asian="28pt" style:font-size-complex="28pt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53626f" style:text-line-through-style="none" style:text-line-through-type="none" style:text-position="0% 100%" style:font-name="Liberation Sans1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35" style:family="paragraph">
      <style:paragraph-properties fo:margin-left="0cm" fo:margin-right="0cm" fo:margin-top="0.5cm" fo:margin-bottom="0cm" fo:line-height="100%" fo:text-align="start" fo:text-indent="0cm"/>
      <style:text-properties style:font-name="Bitstream Vera Sans" fo:font-size="28pt" style:font-size-asian="28pt" style:font-size-complex="28pt"/>
    </style:style>
    <style:style style:name="P36" style:family="paragraph">
      <style:text-properties style:font-name="Bitstream Vera Sans" fo:font-size="28pt" style:font-size-asian="28pt" style:font-size-complex="28pt"/>
    </style:style>
    <style:style style:name="P37" style:family="paragraph">
      <style:text-properties style:font-name="Bitstream Vera Sans" fo:font-size="32pt" style:font-size-asian="32pt" style:font-size-complex="32pt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2d637f" style:text-line-through-style="none" style:text-line-through-type="none" style:text-position="0% 100%" style:font-name="Bitstream Vera Sans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2d637f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P40" style:family="paragraph">
      <style:paragraph-properties fo:margin-top="0.152cm" fo:margin-bottom="0cm"/>
      <style:text-properties style:font-name="Bitstream Vera Sans" fo:font-size="24pt" style:font-size-asian="24pt" style:font-size-complex="24pt"/>
    </style:style>
    <style:style style:name="P41" style:family="paragraph">
      <style:paragraph-properties fo:margin-top="0.508cm" fo:margin-bottom="0cm"/>
      <style:text-properties style:font-name="Bitstream Vera Sans" fo:font-size="24pt" style:font-size-asian="24pt" style:font-size-complex="24pt"/>
    </style:style>
    <style:style style:name="P42" style:family="paragraph">
      <style:paragraph-properties fo:margin-top="0.457cm" fo:margin-bottom="0cm"/>
      <style:text-properties style:font-name="Bitstream Vera Sans" fo:font-size="24pt" style:font-size-asian="24pt" style:font-size-complex="24pt"/>
    </style:style>
    <style:style style:name="P43" style:family="paragraph">
      <loext:graphic-properties draw:fill="solid" draw:fill-color="#ffffff"/>
      <style:paragraph-properties fo:margin-left="0cm" fo:margin-right="0cm" fo:margin-top="0.152cm" fo:margin-bottom="0cm" fo:line-height="100%" fo:text-align="start" fo:text-indent="0cm" style:writing-mode="lr-tb" style:font-independent-line-spacing="true"/>
      <style:text-properties fo:font-variant="normal" fo:text-transform="none" fo:color="#53626f" style:text-line-through-style="none" style:text-line-through-type="none" style:text-position="0% 100%" style:font-name="Bitstream Vera Sans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P44" style:family="paragraph">
      <style:paragraph-properties fo:margin-top="0.152cm" fo:margin-bottom="0cm"/>
      <style:text-properties style:font-name="Bitstream Vera Sans" fo:font-size="28pt" style:font-size-asian="28pt" style:font-size-complex="28pt"/>
    </style:style>
    <style:style style:name="P45" style:family="paragraph">
      <style:paragraph-properties fo:margin-top="0.508cm" fo:margin-bottom="0cm"/>
      <style:text-properties style:font-name="Bitstream Vera Sans" fo:font-size="28pt" style:font-size-asian="28pt" style:font-size-complex="28pt"/>
    </style:style>
    <style:style style:name="P46" style:family="paragraph">
      <style:paragraph-properties fo:margin-top="0.305cm" fo:margin-bottom="0cm"/>
      <style:text-properties style:font-name="Bitstream Vera Sans" fo:font-size="28pt" style:font-size-asian="28pt" style:font-size-complex="28pt"/>
    </style:style>
    <style:style style:name="P47" style:family="paragraph">
      <loext:graphic-properties draw:fill="solid" draw:fill-color="#ffffff"/>
      <style:paragraph-properties fo:margin-left="0cm" fo:margin-right="0cm" fo:margin-top="0.152cm" fo:margin-bottom="0cm" fo:line-height="100%" fo:text-align="start" fo:text-indent="0cm" style:writing-mode="lr-tb" style:font-independent-line-spacing="true"/>
      <style:text-properties fo:font-variant="normal" fo:text-transform="none" fo:color="#53626f" style:text-line-through-style="none" style:text-line-through-type="none" style:text-position="0% 100%" style:font-name="Bitstream Vera Sans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48" style:family="paragraph">
      <style:text-properties style:font-name="Liberation Sans1" fo:font-size="32pt" style:font-size-asian="32pt" style:font-size-complex="32pt"/>
    </style:style>
    <style:style style:name="P4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2d637f" style:text-line-through-style="none" style:text-line-through-type="none" style:text-position="0% 100%" style:font-name="Liberation Sans1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P50" style:family="paragraph">
      <style:paragraph-properties fo:margin-top="0.152cm" fo:margin-bottom="0cm"/>
      <style:text-properties style:font-name="Bitstream Vera Sans" fo:font-size="26pt" style:font-size-asian="26pt" style:font-size-complex="26pt"/>
    </style:style>
    <style:style style:name="P51" style:family="paragraph">
      <loext:graphic-properties draw:fill="solid" draw:fill-color="#ffffff"/>
      <style:paragraph-properties fo:margin-left="0cm" fo:margin-right="0cm" fo:margin-top="0.152cm" fo:margin-bottom="0cm" fo:line-height="100%" fo:text-align="start" fo:text-indent="0cm" style:writing-mode="lr-tb" style:font-independent-line-spacing="true"/>
      <style:text-properties fo:font-variant="normal" fo:text-transform="none" fo:color="#53626f" style:text-line-through-style="none" style:text-line-through-type="none" style:text-position="0% 100%" style:font-name="Bitstream Vera Sans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P52" style:family="paragraph">
      <style:paragraph-properties fo:margin-top="0.051cm" fo:margin-bottom="0cm"/>
      <style:text-properties style:font-name="Bitstream Vera Sans" fo:font-size="26pt" style:font-size-asian="26pt" style:font-size-complex="26pt"/>
    </style:style>
    <style:style style:name="P53" style:family="paragraph">
      <style:paragraph-properties fo:margin-top="0.051cm" fo:margin-bottom="0cm"/>
      <style:text-properties fo:font-size="26pt" style:font-size-asian="26pt" style:font-size-complex="26pt"/>
    </style:style>
    <style:style style:name="P54" style:family="paragraph">
      <loext:graphic-properties draw:fill="solid" draw:fill-color="#ffffff"/>
      <style:paragraph-properties fo:margin-left="0cm" fo:margin-right="0cm" fo:margin-top="0.051cm" fo:margin-bottom="0cm" fo:line-height="100%" fo:text-align="start" fo:text-indent="0cm" style:writing-mode="lr-tb" style:font-independent-line-spacing="true"/>
      <style:text-properties fo:font-variant="normal" fo:text-transform="none" fo:color="#53626f" style:text-line-through-style="none" style:text-line-through-type="none" style:text-position="0% 100%" style:font-name="Bitstream Vera Sans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" style:family="text">
      <style:text-properties fo:font-variant="normal" fo:text-transform="none" style:use-window-font-color="true" style:text-line-through-style="none" style:text-line-through-type="none" style:text-position="0% 100%" style:font-name="Arial" fo:font-size="44pt" fo:letter-spacing="normal" fo:font-style="normal" style:text-underline-style="none" fo:font-weight="bold" style:font-name-asian="Arial" style:font-size-asian="44pt" style:font-style-asian="normal" style:font-weight-asian="bold" style:font-name-complex="Arial" style:font-size-complex="44pt" style:font-style-complex="normal" style:font-weight-complex="bold"/>
    </style:style>
    <style:style style:name="T2" style:family="text">
      <style:text-properties fo:font-variant="normal" fo:text-transform="none" fo:color="#53626f" style:text-line-through-style="none" style:text-line-through-type="none" style:text-position="0% 100%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36pt" fo:letter-spacing="normal" fo:font-style="normal" fo:text-shadow="none" style:text-underline-style="none" fo:font-weight="bold" style:letter-kerning="true" fo:background-color="transparent" style:font-name-asian="Arial" style:font-size-asian="36pt" style:font-style-asian="normal" style:font-weight-asian="bold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line-through-style="none" style:text-line-through-type="none" style:text-position="0% 100%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8" style:family="text">
      <style:text-properties fo:font-size="44pt" style:font-size-asian="48pt" style:font-size-complex="48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8pt" fo:letter-spacing="normal" fo:font-style="normal" fo:text-shadow="none" style:text-underline-style="solid" style:text-underline-width="auto" style:text-underline-color="font-color" fo:font-weight="normal" style:letter-kerning="true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8pt" fo:letter-spacing="normal" fo:font-style="normal" fo:text-shadow="none" style:text-underline-style="none" fo:font-weight="normal" style:letter-kerning="true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fo:font-size="28pt" fo:letter-spacing="normal" fo:font-style="normal" fo:text-shadow="none" style:text-underline-style="none" fo:font-weight="normal" style:letter-kerning="true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66cc" style:text-outline="false" style:text-line-through-style="none" style:text-line-through-type="none" style:text-position="0% 100%" fo:font-size="28pt" fo:letter-spacing="normal" fo:font-style="normal" fo:text-shadow="none" style:text-underline-style="none" fo:font-weight="normal" style:letter-kerning="true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28pt" fo:letter-spacing="normal" fo:font-style="normal" fo:text-shadow="none" style:text-underline-style="none" fo:font-weight="normal" style:letter-kerning="true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44pt" style:text-underline-style="none" style:font-size-asian="44pt" style:font-size-complex="44pt"/>
    </style:style>
    <style:style style:name="T18" style:family="text">
      <style:text-properties fo:font-variant="normal" fo:text-transform="none" fo:color="#faa61a" style:text-outline="false" style:text-line-through-style="none" style:text-line-through-type="none" style:text-position="0% 100%" style:font-name="Symbola" fo:font-size="28pt" fo:letter-spacing="normal" fo:font-style="normal" fo:text-shadow="none" style:text-underline-style="none" fo:font-weight="normal" style:letter-kerning="true" fo:background-color="transparent" style:font-name-asian="Symbola" style:font-size-asian="28pt" style:font-style-asian="normal" style:font-weight-asian="normal" style:font-name-complex="Symbola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6pt" style:font-size-asian="36pt" style:font-size-complex="36pt"/>
    </style:style>
    <style:style style:name="T20" style:family="text">
      <style:text-properties style:font-name="Bitstream Vera Sans" fo:font-size="28pt" style:font-size-asian="28pt" style:font-size-complex="28pt"/>
    </style:style>
    <style:style style:name="T21" style:family="text">
      <style:text-properties fo:font-size="28pt" fo:font-weight="bold" style:font-size-asian="28pt" style:font-weight-asian="bold" style:font-size-complex="28pt" style:font-weight-complex="bold"/>
    </style:style>
    <style:style style:name="T22" style:family="text">
      <style:text-properties style:font-name="Liberation Sans1" fo:font-size="36pt" style:font-size-asian="36pt" style:font-size-complex="36pt"/>
    </style:style>
    <style:style style:name="T23" style:family="text">
      <style:text-properties style:font-name="Liberation Sans1" fo:font-size="28pt" style:font-size-asian="28pt" style:font-size-complex="28pt"/>
    </style:style>
    <style:style style:name="T24" style:family="text">
      <style:text-properties style:font-name="Bitstream Vera Sans" fo:font-size="32pt" style:font-size-asian="32pt" style:font-size-complex="32pt"/>
    </style:style>
    <style:style style:name="T25" style:family="text">
      <style:text-properties style:font-name="Bitstream Vera Sans" fo:font-size="24pt" style:font-size-asian="24pt" style:font-size-complex="24pt"/>
    </style:style>
    <style:style style:name="T26" style:family="text">
      <style:text-properties style:font-name="Liberation Sans1" fo:font-size="32pt" style:font-size-asian="32pt" style:font-size-complex="32pt"/>
    </style:style>
    <style:style style:name="T27" style:family="text">
      <style:text-properties style:font-name="Bitstream Vera Sans" fo:font-size="26pt" style:font-size-asian="26pt" style:font-size-complex="2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248cm" text:min-label-width="1.022cm"/>
        <style:text-properties style:font-name="Arial" fo:color="#53626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fo:color="#2d637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office:forms form:automatic-focus="false" form:apply-design-mode="false"/>
        <draw:frame draw:name="Google Shape;75;p13" presentation:style-name="pr1" draw:text-style-name="P2" draw:layer="layout" svg:width="23.667cm" svg:height="10.922cm" svg:x="0.717cm" svg:y="0.762cm" presentation:class="outline" presentation:user-transformed="true">
          <draw:text-box>
            <text:p text:style-name="P1"><text:span text:style-name="T1">Numpy: what </text:span><text:span text:style-name="T1">has changed </text:span><text:span text:style-name="T1">and what is </text:span><text:span text:style-name="T1">going to </text:span><text:span text:style-name="T1">change?</text:span></text:p>
            <text:p text:style-name="P1"><text:span text:style-name="T2"/></text:p>
            <text:p text:style-name="P1"><text:span text:style-name="T2"/></text:p>
            <text:p text:style-name="P1"><text:span text:style-name="T3">Matti Picus </text:span><text:span text:style-name="T4">(mattip): BIDs staff </text:span><text:span text:style-name="T4">and full-time </text:span><text:span text:style-name="T4">NumPy developer </text:span></text:p>
          </draw:text-box>
        </draw:frame>
        <presentation:notes draw:style-name="dp2">
          <draw:page-thumbnail draw:name="Google Shape;71;p1:notes" draw:style-name="gr1" draw:layer="layout" svg:width="16.932cm" svg:height="9.524cm" svg:x="1.058cm" svg:y="1.905cm" draw:page-number="1" presentation:class="page"/>
          <draw:frame draw:name="Google Shape;72;p1:notes" presentation:style-name="pr2" draw:text-style-name="P4" draw:layer="layout" svg:width="15.239cm" svg:height="11.429cm" svg:x="1.905cm" svg:y="12.065cm" presentation:class="notes" presentation:user-transformed="true">
            <draw:text-box>
              <text:p text:style-name="P3">Hi I’m Matti, I work at Berkeley Institute for Data Science, part of the University of California Berkeley, and I am a full-time NumPy developer. My work is sponsored via a grant from the Sloan and Moore foundations, a two year grant to improve and support NumPy. (More about the grant).</text:p>
            </draw:text-box>
          </draw:frame>
        </presentation:notes>
      </draw:page>
      <draw:page draw:name="page2" draw:style-name="dp1" draw:master-page-name="TITLE_5f_AND_5f_BODY" presentation:presentation-page-layout-name="AL1T1">
        <draw:frame draw:name="Google Shape;80;p14" presentation:style-name="pr3" draw:text-style-name="P6" draw:layer="layout" svg:width="23.667cm" svg:height="1.687cm" svg:x="0.866cm" svg:y="1.139cm" presentation:class="title" presentation:user-transformed="true">
          <draw:text-box>
            <text:p text:style-name="P5"><text:span text:style-name="T5">Who am I?</text:span></text:p>
          </draw:text-box>
        </draw:frame>
        <draw:frame draw:name="Google Shape;81;p14" presentation:style-name="pr4" draw:text-style-name="P9" draw:layer="layout" svg:width="23.667cm" svg:height="9.274cm" svg:x="0.866cm" svg:y="3.416cm" presentation:class="outline" presentation:user-transformed="true">
          <draw:text-box>
            <text:list text:style-name="L1">
              <text:list-item>
                <text:p text:style-name="P7"><text:span text:style-name="T6">Kibbutznik at heart, </text:span><text:span text:style-name="T6">believe in </text:span><text:span text:style-name="T6">community</text:span></text:p>
              </text:list-item>
              <text:list-item>
                <text:p text:style-name="P8"><text:span text:style-name="T6">PyPy core </text:span><text:span text:style-name="T6">developer: numpypy </text:span><text:span text:style-name="T6">and cpyext</text:span></text:p>
              </text:list-item>
              <text:list-item>
                <text:p text:style-name="P8"><text:span text:style-name="T6">Half-way through a </text:span><text:span text:style-name="T6">two-year contract to </text:span><text:span text:style-name="T6">work on NumPy </text:span></text:p>
              </text:list-item>
            </text:list>
          </draw:text-box>
        </draw:frame>
        <draw:frame draw:style-name="gr2" draw:text-style-name="P10" draw:layer="layout" svg:width="12.954cm" svg:height="1.187cm" svg:x="11.684cm" svg:y="12.954cm">
          <draw:text-box>
            <text:p/>
          </draw:text-box>
        </draw:frame>
        <draw:frame draw:style-name="gr3" draw:text-style-name="P11" draw:layer="layout" svg:width="8.89cm" svg:height="1.505cm" svg:x="11.684cm" svg:y="12.783cm">
          <draw:text-box>
            <text:p><text:span text:style-name="T7">Numpy: what has changed</text:span><text:span text:style-name="T7"><text:line-break/></text:span><text:span text:style-name="T7">and what is going to change?</text:span></text:p>
          </draw:text-box>
        </draw:frame>
        <presentation:notes draw:style-name="dp2">
          <draw:page-thumbnail draw:name="Google Shape;77;g3b096c65cf_0_0:notes" draw:style-name="gr1" draw:layer="layout" svg:width="16.932cm" svg:height="9.524cm" svg:x="1.059cm" svg:y="1.905cm" draw:page-number="2" presentation:class="page"/>
          <draw:frame draw:name="Google Shape;78;g3b096c65cf_0_0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1T1">
        <draw:frame draw:name="Google Shape;80;p14" presentation:style-name="pr6" draw:text-style-name="P12" draw:layer="layout" svg:width="23.667cm" svg:height="1.687cm" svg:x="0.866cm" svg:y="1.139cm" presentation:class="title" presentation:user-transformed="true">
          <draw:text-box>
            <text:p><text:span text:style-name="T8">Wait a minute, you are getting paid to work on Open Source?</text:span></text:p>
          </draw:text-box>
        </draw:frame>
        <draw:frame draw:name="Google Shape;81;p14" presentation:style-name="pr7" draw:text-style-name="P14" draw:layer="layout" svg:width="23.667cm" svg:height="7.874cm" svg:x="0.866cm" svg:y="3.81cm" presentation:class="outline" presentation:user-transformed="true">
          <draw:text-box>
            <text:p text:style-name="P13"><text:span text:style-name="T9">Yes!!! Not only that, there </text:span><text:span text:style-name="T9">are non-tangible benefits:</text:span></text:p>
            <text:list text:style-name="L1">
              <text:list-item>
                <text:p text:style-name="P13"><text:span text:style-name="T9">A way to make my work </text:span><text:span text:style-name="T9">more varied</text:span></text:p>
              </text:list-item>
              <text:list-item>
                <text:p text:style-name="P13"><text:span text:style-name="T9">Give back to the </text:span><text:span text:style-name="T9">community</text:span></text:p>
              </text:list-item>
              <text:list-item>
                <text:p text:style-name="P13"><text:span text:style-name="T9">Makes me a better </text:span><text:span text:style-name="T9">programmer (this is a </text:span><text:span text:style-name="T9">whole other talk)</text:span></text:p>
              </text:list-item>
            </text:list>
          </draw:text-box>
        </draw:frame>
        <draw:frame draw:style-name="gr2" draw:text-style-name="P10" draw:layer="layout" svg:width="12.954cm" svg:height="1.187cm" svg:x="11.684cm" svg:y="12.954cm">
          <draw:text-box>
            <text:p/>
          </draw:text-box>
        </draw:frame>
        <draw:frame draw:style-name="gr3" draw:text-style-name="P11" draw:layer="layout" svg:width="8.89cm" svg:height="1.505cm" svg:x="11.684cm" svg:y="12.783cm">
          <draw:text-box>
            <text:p><text:span text:style-name="T7">Numpy: what has changed</text:span><text:span text:style-name="T7"><text:line-break/></text:span><text:span text:style-name="T7">and what is going to change?</text:span></text:p>
          </draw:text-box>
        </draw:frame>
        <presentation:notes draw:style-name="dp2">
          <draw:page-thumbnail draw:name="Google Shape;77;g3b096c65cf_0_0:notes" draw:style-name="gr1" draw:layer="layout" svg:width="16.932cm" svg:height="9.524cm" svg:x="1.059cm" svg:y="1.905cm" draw:page-number="3" presentation:class="page"/>
          <draw:frame draw:name="Google Shape;78;g3b096c65cf_0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1T1">
        <draw:frame draw:name="Google Shape;80;p14" presentation:style-name="pr9" draw:text-style-name="P6" draw:layer="layout" svg:width="23.667cm" svg:height="1.687cm" svg:x="0.866cm" svg:y="1.139cm" presentation:class="title" presentation:user-transformed="true">
          <draw:text-box>
            <text:p text:style-name="P5"><text:span text:style-name="T5">How can I do this too??</text:span></text:p>
          </draw:text-box>
        </draw:frame>
        <draw:frame draw:name="Google Shape;81;p14" presentation:style-name="pr10" draw:text-style-name="P17" draw:layer="layout" svg:width="24.892cm" svg:height="7.842cm" svg:x="0.254cm" svg:y="2.826cm" presentation:class="outline" presentation:user-transformed="true">
          <draw:text-box>
            <text:list text:style-name="L1">
              <text:list-item>
                <text:p text:style-name="P15"><text:span text:style-name="T9">Join a group / become </text:span><text:span text:style-name="T9">a Fellow: </text:span><text:span text:style-name="T9">OpenCollectives, </text:span><text:span text:style-name="T9">GSOC, GSOD, Django </text:span><text:span text:style-name="T9">Fellows, NumPy, ...</text:span></text:p>
              </text:list-item>
              <text:list-item>
                <text:p text:style-name="P15"><text:span text:style-name="T9">Work for a company </text:span><text:span text:style-name="T9">that expressly supports </text:span><text:span text:style-name="T9">OpenSource: </text:span><text:span text:style-name="T9">QuanSight, Anaconda, </text:span><text:span text:style-name="T9">RedHat, ...</text:span></text:p>
              </text:list-item>
              <text:list-item>
                <text:p text:style-name="P15"><text:span text:style-name="T9">Negotiate with your </text:span><text:span text:style-name="T9">employer for time to </text:span><text:span text:style-name="T9">contribute</text:span></text:p>
              </text:list-item>
              <text:list-item>
                <text:p text:style-name="P16"><text:span text:style-name="T9">Individual paths: </text:span><text:span text:style-name="T9">Patreon, Twitch (much </text:span><text:span text:style-name="T9">harder)</text:span></text:p>
              </text:list-item>
            </text:list>
          </draw:text-box>
        </draw:frame>
        <draw:frame draw:style-name="gr2" draw:text-style-name="P10" draw:layer="layout" svg:width="12.954cm" svg:height="1.187cm" svg:x="11.684cm" svg:y="12.954cm">
          <draw:text-box>
            <text:p/>
          </draw:text-box>
        </draw:frame>
        <draw:frame draw:style-name="gr3" draw:text-style-name="P11" draw:layer="layout" svg:width="8.89cm" svg:height="1.505cm" svg:x="11.684cm" svg:y="12.783cm">
          <draw:text-box>
            <text:p><text:span text:style-name="T7">Numpy: what has changed</text:span><text:span text:style-name="T7"><text:line-break/></text:span><text:span text:style-name="T7">and what is going to change?</text:span></text:p>
          </draw:text-box>
        </draw:frame>
        <presentation:notes draw:style-name="dp2">
          <draw:page-thumbnail draw:name="Google Shape;77;g3b096c65cf_0_0:notes" draw:style-name="gr1" draw:layer="layout" svg:width="16.932cm" svg:height="9.524cm" svg:x="1.059cm" svg:y="1.905cm" draw:page-number="4" presentation:class="page"/>
          <draw:frame draw:name="Google Shape;78;g3b096c65cf_0_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1T1">
        <draw:frame draw:name="Google Shape;80;p14" presentation:style-name="pr12" draw:text-style-name="P6" draw:layer="layout" svg:width="23.667cm" svg:height="1.687cm" svg:x="0.866cm" svg:y="1.139cm" presentation:class="title" presentation:user-transformed="true">
          <draw:text-box>
            <text:p text:style-name="P5"><text:span text:style-name="T5">Back to NumPy</text:span></text:p>
          </draw:text-box>
        </draw:frame>
        <draw:frame draw:name="Google Shape;81;p14" presentation:style-name="pr13" draw:text-style-name="P18" draw:layer="layout" svg:width="23.667cm" svg:height="9.274cm" svg:x="0.866cm" svg:y="3.416cm" presentation:class="outline" presentation:placeholder="true" presentation:user-transformed="true">
          <draw:text-box/>
        </draw:frame>
        <draw:frame draw:style-name="gr2" draw:text-style-name="P10" draw:layer="layout" svg:width="12.954cm" svg:height="1.187cm" svg:x="11.684cm" svg:y="12.954cm">
          <draw:text-box>
            <text:p/>
          </draw:text-box>
        </draw:frame>
        <draw:frame draw:style-name="gr3" draw:text-style-name="P11" draw:layer="layout" svg:width="8.89cm" svg:height="1.505cm" svg:x="11.684cm" svg:y="12.783cm">
          <draw:text-box>
            <text:p><text:span text:style-name="T7">Numpy: what has changed</text:span><text:span text:style-name="T7"><text:line-break/></text:span><text:span text:style-name="T7">and what is going to change?</text:span></text:p>
          </draw:text-box>
        </draw:frame>
        <presentation:notes draw:style-name="dp2">
          <draw:page-thumbnail draw:name="Google Shape;77;g3b096c65cf_0_0:notes" draw:style-name="gr1" draw:layer="layout" svg:width="16.932cm" svg:height="9.524cm" svg:x="1.059cm" svg:y="1.905cm" draw:page-number="5" presentation:class="page"/>
          <draw:frame draw:name="Google Shape;78;g3b096c65cf_0_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3">
        <draw:frame draw:name="Google Shape;80;p14" presentation:style-name="pr15" draw:text-style-name="P6" draw:layer="layout" svg:width="23.667cm" svg:height="1.687cm" svg:x="0.866cm" svg:y="1.139cm" presentation:class="title" presentation:user-transformed="true">
          <draw:text-box>
            <text:p text:style-name="P5"><text:span text:style-name="T5">What is the grant sponsoring?</text:span></text:p>
          </draw:text-box>
        </draw:frame>
        <draw:frame draw:name="Google Shape;81;p14" presentation:style-name="pr16" draw:text-style-name="P14" draw:layer="layout" svg:width="18.184cm" svg:height="9.274cm" svg:x="0.866cm" svg:y="3.416cm" presentation:class="outline" presentation:user-transformed="true">
          <draw:text-box>
            <text:p text:style-name="P19"><text:span text:style-name="T10">Technology</text:span></text:p>
            <text:list text:style-name="L1">
              <text:list-item>
                <text:p text:style-name="P19"><text:span text:style-name="T9">triaging</text:span></text:p>
              </text:list-item>
              <text:list-item>
                <text:p text:style-name="P19"><text:span text:style-name="T9">matmul `@`</text:span></text:p>
              </text:list-item>
              <text:list-item>
                <text:p text:style-name="P19"><text:span text:style-name="T9">protocols like </text:span><text:span text:style-name="T9">`__array_function__`</text:span></text:p>
              </text:list-item>
            </text:list>
          </draw:text-box>
        </draw:frame>
        <draw:frame draw:style-name="gr2" draw:text-style-name="P10" draw:layer="layout" svg:width="12.954cm" svg:height="1.187cm" svg:x="11.684cm" svg:y="12.954cm">
          <draw:text-box>
            <text:p/>
          </draw:text-box>
        </draw:frame>
        <draw:frame draw:style-name="gr3" draw:text-style-name="P11" draw:layer="layout" svg:width="8.89cm" svg:height="1.505cm" svg:x="11.684cm" svg:y="12.783cm">
          <draw:text-box>
            <text:p><text:span text:style-name="T7">Numpy: what has changed</text:span><text:span text:style-name="T7"><text:line-break/></text:span><text:span text:style-name="T7">and what is going to change?</text:span></text:p>
          </draw:text-box>
        </draw:frame>
        <draw:frame draw:name="Google Shape;81;p14" presentation:style-name="pr17" draw:text-style-name="P18" draw:layer="layout" svg:width="11.549cm" svg:height="9.274cm" svg:x="12.581cm" svg:y="3.416cm" presentation:class="outline" presentation:user-transformed="true">
          <draw:text-box>
            <text:p><text:span text:style-name="T11"><text:s/></text:span></text:p>
            <text:list text:style-name="L1">
              <text:list-item>
                <text:p><text:span text:style-name="T9">random module</text:span></text:p>
              </text:list-item>
              <text:list-item>
                <text:p><text:span text:style-name="T9"><text:s/></text:span><text:span text:style-name="T9">dtypes</text:span></text:p>
              </text:list-item>
            </text:list>
          </draw:text-box>
        </draw:frame>
        <presentation:notes draw:style-name="dp2">
          <draw:page-thumbnail draw:name="Google Shape;77;g3b096c65cf_0_0:notes" draw:style-name="gr1" draw:layer="layout" svg:width="16.932cm" svg:height="9.524cm" svg:x="1.059cm" svg:y="1.905cm" draw:page-number="6" presentation:class="page"/>
          <draw:frame draw:name="Google Shape;78;g3b096c65cf_0_0:notes" presentation:style-name="pr18" draw:text-style-name="P4" draw:layer="layout" svg:width="15.239cm" svg:height="11.429cm" svg:x="1.905cm" svg:y="12.065cm" presentation:class="notes" presentation:user-transformed="true">
            <draw:text-box>
              <text:p text:style-name="P3">Technology and Community</text:p>
            </draw:text-box>
          </draw:frame>
        </presentation:notes>
      </draw:page>
      <draw:page draw:name="page7" draw:style-name="dp1" draw:master-page-name="TITLE_5f_AND_5f_BODY" presentation:presentation-page-layout-name="AL1T1">
        <office:forms form:automatic-focus="false" form:apply-design-mode="false"/>
        <draw:frame draw:name="Google Shape;80;p14" presentation:style-name="pr19" draw:text-style-name="P6" draw:layer="layout" svg:width="23.667cm" svg:height="1.687cm" svg:x="0.866cm" svg:y="1.139cm" presentation:class="title" presentation:user-transformed="true">
          <draw:text-box>
            <text:p text:style-name="P5"><text:span text:style-name="T5">What is the grant sponsoring?</text:span></text:p>
          </draw:text-box>
        </draw:frame>
        <draw:frame draw:name="Google Shape;81;p14" presentation:style-name="pr20" draw:text-style-name="P14" draw:layer="layout" svg:width="23.667cm" svg:height="9.274cm" svg:x="0.866cm" svg:y="3.416cm" presentation:class="outline" presentation:user-transformed="true">
          <draw:text-box>
            <text:p text:style-name="P20"><text:span text:style-name="T12">Community</text:span></text:p>
            <text:list text:style-name="L1">
              <text:list-item>
                <text:p text:style-name="P20"><text:span text:style-name="T13">Vision for the future</text:span></text:p>
              </text:list-item>
              <text:list-item>
                <text:p text:style-name="P20"><text:span text:style-name="T13">mentoring</text:span></text:p>
              </text:list-item>
              <text:list-item>
                <text:p text:style-name="P20"><text:span text:style-name="T13">speaking</text:span></text:p>
              </text:list-item>
            </text:list>
          </draw:text-box>
        </draw:frame>
        <draw:frame draw:style-name="gr2" draw:text-style-name="P10" draw:layer="layout" svg:width="12.954cm" svg:height="1.187cm" svg:x="11.684cm" svg:y="12.954cm">
          <draw:text-box>
            <text:p/>
          </draw:text-box>
        </draw:frame>
        <draw:frame draw:style-name="gr3" draw:text-style-name="P11" draw:layer="layout" svg:width="8.89cm" svg:height="1.505cm" svg:x="11.684cm" svg:y="12.783cm">
          <draw:text-box>
            <text:p><text:span text:style-name="T7">Numpy: what has changed</text:span><text:span text:style-name="T7"><text:line-break/></text:span><text:span text:style-name="T7">and what is going to change?</text:span></text:p>
          </draw:text-box>
        </draw:frame>
        <presentation:notes draw:style-name="dp2">
          <draw:page-thumbnail draw:name="Google Shape;77;g3b096c65cf_0_0:notes" draw:style-name="gr1" draw:layer="layout" svg:width="16.932cm" svg:height="9.524cm" svg:x="1.059cm" svg:y="1.905cm" draw:page-number="7" presentation:class="page"/>
          <draw:frame draw:name="Google Shape;78;g3b096c65cf_0_0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1T1">
        <draw:frame draw:name="Google Shape;80;p14" presentation:style-name="pr22" draw:text-style-name="P6" draw:layer="layout" svg:width="23.667cm" svg:height="1.687cm" svg:x="0.866cm" svg:y="1.139cm" presentation:class="title" presentation:user-transformed="true">
          <draw:text-box>
            <text:p text:style-name="P5"><text:span text:style-name="T5">Vision</text:span></text:p>
          </draw:text-box>
        </draw:frame>
        <draw:frame draw:name="Google Shape;81;p14" presentation:style-name="pr23" draw:text-style-name="P23" draw:layer="layout" svg:width="21.231cm" svg:height="9.274cm" svg:x="3.302cm" svg:y="3.416cm" presentation:class="outline" presentation:user-transformed="true">
          <draw:text-box>
            <text:p text:style-name="P21"><text:span text:style-name="T14">http://www.numpy.org/</text:span><text:span text:style-name="T14">neps</text:span></text:p>
            <text:p text:style-name="P22"><text:span text:style-name="T14">NEPS</text:span></text:p>
            <text:p text:style-name="P22"><text:span text:style-name="T15"><text:a xlink:href="http://www.numpy.org/neps/roadmap.html" xlink:type="simple">Roadmap</text:a></text:span></text:p>
            <text:p text:style-name="P22"><text:span text:style-name="T15"><text:a xlink:href="https://github.com/numpy/numpy/issues?q=is%3Aopen+is%3Aissue+label%3A%2223+-+Wish+List%22" xlink:type="simple">Wishlist</text:a></text:span></text:p>
            <text:p text:style-name="P22"><text:span text:style-name="T15"><text:a xlink:href="http://www.numpy.org/devdocs/dev/governance/governance.html" xlink:type="simple">Governance</text:a></text:span><text:span text:style-name="T15"><text:s/></text:span><text:span text:style-name="T16">model</text:span></text:p>
          </draw:text-box>
        </draw:frame>
        <draw:frame draw:style-name="gr2" draw:text-style-name="P10" draw:layer="layout" svg:width="12.954cm" svg:height="1.187cm" svg:x="11.684cm" svg:y="12.954cm">
          <draw:text-box>
            <text:p/>
          </draw:text-box>
        </draw:frame>
        <draw:frame draw:style-name="gr3" draw:text-style-name="P11" draw:layer="layout" svg:width="8.89cm" svg:height="1.505cm" svg:x="11.684cm" svg:y="12.783cm">
          <draw:text-box>
            <text:p><text:span text:style-name="T7">Numpy: what has changed</text:span><text:span text:style-name="T7"><text:line-break/></text:span><text:span text:style-name="T7">and what is going to change?</text:span></text:p>
          </draw:text-box>
        </draw:frame>
        <presentation:notes draw:style-name="dp2">
          <draw:page-thumbnail draw:name="Google Shape;77;g3b096c65cf_0_0:notes" draw:style-name="gr1" draw:layer="layout" svg:width="16.932cm" svg:height="9.524cm" svg:x="1.059cm" svg:y="1.905cm" draw:page-number="8" presentation:class="page"/>
          <draw:frame draw:name="Google Shape;78;g3b096c65cf_0_0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1T1">
        <draw:frame draw:name="Google Shape;80;p14" presentation:style-name="pr25" draw:text-style-name="P6" draw:layer="layout" svg:width="23.667cm" svg:height="1.687cm" svg:x="0.866cm" svg:y="1.139cm" presentation:class="title" presentation:user-transformed="true">
          <draw:text-box>
            <text:p text:style-name="P5"><text:span text:style-name="T5">Governance</text:span></text:p>
          </draw:text-box>
        </draw:frame>
        <draw:frame draw:name="Google Shape;81;p14" presentation:style-name="pr26" draw:text-style-name="P14" draw:layer="layout" svg:width="23.667cm" svg:height="7.506cm" svg:x="0.866cm" svg:y="3.416cm" presentation:class="outline" presentation:user-transformed="true">
          <draw:text-box>
            <text:list text:style-name="L1">
              <text:list-item>
                <text:p text:style-name="P20"><text:span text:style-name="T13">steering council</text:span></text:p>
              </text:list-item>
              <text:list-item>
                <text:p text:style-name="P20"><text:span text:style-name="T13">SciPy meetings, meetups at BIDS</text:span></text:p>
              </text:list-item>
              <text:list-item>
                <text:p text:style-name="P20"><text:span text:style-name="T13">99.9% open (all except steering </text:span><text:span text:style-name="T13">council mails)</text:span></text:p>
              </text:list-item>
              <text:list-item>
                <text:p text:style-name="P20"><text:span text:style-name="T13">Code of conduct</text:span></text:p>
              </text:list-item>
            </text:list>
          </draw:text-box>
        </draw:frame>
        <draw:frame draw:style-name="gr2" draw:text-style-name="P10" draw:layer="layout" svg:width="12.954cm" svg:height="1.187cm" svg:x="11.684cm" svg:y="12.954cm">
          <draw:text-box>
            <text:p/>
          </draw:text-box>
        </draw:frame>
        <draw:frame draw:style-name="gr3" draw:text-style-name="P11" draw:layer="layout" svg:width="8.89cm" svg:height="1.505cm" svg:x="11.684cm" svg:y="12.783cm">
          <draw:text-box>
            <text:p><text:span text:style-name="T7">Numpy: what has changed</text:span><text:span text:style-name="T7"><text:line-break/></text:span><text:span text:style-name="T7">and what is going to change?</text:span></text:p>
          </draw:text-box>
        </draw:frame>
        <presentation:notes draw:style-name="dp2">
          <draw:page-thumbnail draw:name="Google Shape;77;g3b096c65cf_0_0:notes" draw:style-name="gr1" draw:layer="layout" svg:width="16.932cm" svg:height="9.524cm" svg:x="1.059cm" svg:y="1.905cm" draw:page-number="9" presentation:class="page"/>
          <draw:frame draw:name="Google Shape;78;g3b096c65cf_0_0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1T1">
        <office:forms form:automatic-focus="false" form:apply-design-mode="false"/>
        <draw:frame draw:name="Google Shape;80;p14" presentation:style-name="pr28" draw:text-style-name="P6" draw:layer="layout" svg:width="23.667cm" svg:height="1.687cm" svg:x="0.866cm" svg:y="1.139cm" presentation:class="title" presentation:user-transformed="true">
          <draw:text-box>
            <text:p text:style-name="P5"><text:span text:style-name="T5">Mentoring to improve diversity</text:span></text:p>
          </draw:text-box>
        </draw:frame>
        <draw:frame draw:name="Google Shape;81;p14" presentation:style-name="pr29" draw:text-style-name="P14" draw:layer="layout" svg:width="23.667cm" svg:height="9.274cm" svg:x="0.866cm" svg:y="3.416cm" presentation:class="outline" presentation:user-transformed="true">
          <draw:text-box>
            <text:list text:style-name="L1">
              <text:list-item>
                <text:p text:style-name="P20"><text:span text:style-name="T13">Outreachy</text:span></text:p>
              </text:list-item>
              <text:list-item>
                <text:p text:style-name="P20"><text:span text:style-name="T13">Google Season of </text:span><text:span text:style-name="T13">Documentation</text:span></text:p>
              </text:list-item>
              <text:list-item>
                <text:p text:style-name="P20"><text:span text:style-name="T13">Teaching, providing </text:span><text:span text:style-name="T13">reviewed resources for </text:span><text:span text:style-name="T13">learning</text:span></text:p>
              </text:list-item>
            </text:list>
          </draw:text-box>
        </draw:frame>
        <draw:frame draw:style-name="gr2" draw:text-style-name="P10" draw:layer="layout" svg:width="12.954cm" svg:height="1.187cm" svg:x="11.684cm" svg:y="12.954cm">
          <draw:text-box>
            <text:p/>
          </draw:text-box>
        </draw:frame>
        <draw:frame draw:style-name="gr3" draw:text-style-name="P11" draw:layer="layout" svg:width="8.89cm" svg:height="1.505cm" svg:x="11.684cm" svg:y="12.783cm">
          <draw:text-box>
            <text:p><text:span text:style-name="T7">Numpy: what has changed</text:span><text:span text:style-name="T7"><text:line-break/></text:span><text:span text:style-name="T7">and what is going to change?</text:span></text:p>
          </draw:text-box>
        </draw:frame>
        <presentation:notes draw:style-name="dp2">
          <draw:page-thumbnail draw:name="Google Shape;77;g3b096c65cf_0_0:notes" draw:style-name="gr1" draw:layer="layout" svg:width="16.932cm" svg:height="9.524cm" svg:x="1.059cm" svg:y="1.905cm" draw:page-number="10" presentation:class="page"/>
          <draw:frame draw:name="Google Shape;78;g3b096c65cf_0_0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1T1">
        <draw:frame draw:name="Google Shape;80;p14" presentation:style-name="pr31" draw:text-style-name="P6" draw:layer="layout" svg:width="23.667cm" svg:height="1.687cm" svg:x="0.866cm" svg:y="1.139cm" presentation:class="title" presentation:user-transformed="true">
          <draw:text-box>
            <text:p text:style-name="P24"><text:span text:style-name="T17">Technology</text:span></text:p>
          </draw:text-box>
        </draw:frame>
        <draw:frame draw:name="Google Shape;81;p14" presentation:style-name="pr32" draw:text-style-name="P18" draw:layer="layout" svg:width="23.667cm" svg:height="9.274cm" svg:x="0.866cm" svg:y="3.416cm" presentation:class="outline" presentation:placeholder="true" presentation:user-transformed="true">
          <draw:text-box/>
        </draw:frame>
        <draw:frame draw:style-name="gr2" draw:text-style-name="P10" draw:layer="layout" svg:width="12.954cm" svg:height="1.187cm" svg:x="11.684cm" svg:y="12.954cm">
          <draw:text-box>
            <text:p/>
          </draw:text-box>
        </draw:frame>
        <draw:frame draw:style-name="gr3" draw:text-style-name="P11" draw:layer="layout" svg:width="8.89cm" svg:height="1.505cm" svg:x="11.684cm" svg:y="12.783cm">
          <draw:text-box>
            <text:p><text:span text:style-name="T7">Numpy: what has changed</text:span><text:span text:style-name="T7"><text:line-break/></text:span><text:span text:style-name="T7">and what is going to change?</text:span></text:p>
          </draw:text-box>
        </draw:frame>
        <presentation:notes draw:style-name="dp2">
          <draw:page-thumbnail draw:name="Google Shape;77;g3b096c65cf_0_0:notes" draw:style-name="gr1" draw:layer="layout" svg:width="16.932cm" svg:height="9.524cm" svg:x="1.059cm" svg:y="1.905cm" draw:page-number="11" presentation:class="page"/>
          <draw:frame draw:name="Google Shape;78;g3b096c65cf_0_0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1T1">
        <draw:frame draw:name="Google Shape;80;p14" presentation:style-name="pr34" draw:text-style-name="P6" draw:layer="layout" svg:width="23.667cm" svg:height="1.687cm" svg:x="0.866cm" svg:y="1.139cm" presentation:class="title" presentation:user-transformed="true">
          <draw:text-box>
            <text:p text:style-name="P5"><text:span text:style-name="T5">Triaging</text:span></text:p>
          </draw:text-box>
        </draw:frame>
        <draw:frame draw:name="Google Shape;81;p14" presentation:style-name="pr35" draw:text-style-name="P26" draw:layer="layout" svg:width="23.667cm" svg:height="9.274cm" svg:x="0.866cm" svg:y="3.416cm" presentation:class="outline" presentation:user-transformed="true">
          <draw:text-box>
            <text:list text:style-name="L1">
              <text:list-header>
                <text:p text:style-name="P25"><text:span text:style-name="T13">Probably around 50 - 75% of my time</text:span></text:p>
              </text:list-header>
              <text:list-item>
                <text:p text:style-name="P25"><text:span text:style-name="T13">We process about 120 PRs and 240 issues a </text:span><text:span text:style-name="T13">month.</text:span></text:p>
              </text:list-item>
              <text:list-item>
                <text:p text:style-name="P25"><text:span text:style-name="T13">Down from 280 PRs, 1800 issues to</text:span></text:p>
              </text:list-item>
              <text:list-item>
                <text:p xml:id="id1" text:id="id1" text:style-name="P25"><text:span text:style-name="T13">210 PRs, 1700 issues </text:span><text:span text:style-name="T18">🤪</text:span></text:p>
              </text:list-item>
            </text:list>
          </draw:text-box>
        </draw:frame>
        <draw:frame draw:style-name="gr2" draw:text-style-name="P10" draw:layer="layout" svg:width="12.954cm" svg:height="1.187cm" svg:x="11.684cm" svg:y="12.954cm">
          <draw:text-box>
            <text:p/>
          </draw:text-box>
        </draw:frame>
        <draw:frame draw:style-name="gr3" draw:text-style-name="P11" draw:layer="layout" svg:width="8.89cm" svg:height="1.505cm" svg:x="11.684cm" svg:y="12.783cm">
          <draw:text-box>
            <text:p><text:span text:style-name="T7">Numpy: what has changed</text:span><text:span text:style-name="T7"><text:line-break/></text:span><text:span text:style-name="T7">and what is going to change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77;g3b096c65cf_0_0:notes" draw:style-name="gr1" draw:layer="layout" svg:width="16.932cm" svg:height="9.524cm" svg:x="1.059cm" svg:y="1.905cm" draw:page-number="12" presentation:class="page"/>
          <draw:frame draw:name="Google Shape;78;g3b096c65cf_0_0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1T1">
        <draw:frame draw:name="Google Shape;80;p14" presentation:style-name="pr37" draw:text-style-name="P6" draw:layer="layout" svg:width="23.667cm" svg:height="1.687cm" svg:x="0.866cm" svg:y="1.139cm" presentation:class="title" presentation:user-transformed="true">
          <draw:text-box>
            <text:p text:style-name="P5"><text:span text:style-name="T5">Merged over the past year</text:span></text:p>
          </draw:text-box>
        </draw:frame>
        <draw:frame draw:name="Google Shape;81;p14" presentation:style-name="pr38" draw:text-style-name="P14" draw:layer="layout" svg:width="23.667cm" svg:height="9.274cm" svg:x="0.866cm" svg:y="3.416cm" presentation:class="outline" presentation:user-transformed="true">
          <draw:text-box>
            <text:list text:style-name="L1">
              <text:list-item>
                <text:p text:style-name="P19"><text:span text:style-name="T9">Matmul (a @ a)</text:span></text:p>
              </text:list-item>
              <text:list-item>
                <text:p text:style-name="P19"><text:span text:style-name="T9">Random</text:span></text:p>
              </text:list-item>
              <text:list-item>
                <text:p text:style-name="P19"><text:span text:style-name="T9">__array_function__</text:span></text:p>
              </text:list-item>
            </text:list>
          </draw:text-box>
        </draw:frame>
        <draw:frame draw:style-name="gr2" draw:text-style-name="P10" draw:layer="layout" svg:width="12.954cm" svg:height="1.187cm" svg:x="11.684cm" svg:y="12.954cm">
          <draw:text-box>
            <text:p/>
          </draw:text-box>
        </draw:frame>
        <draw:frame draw:style-name="gr3" draw:text-style-name="P11" draw:layer="layout" svg:width="8.89cm" svg:height="1.505cm" svg:x="11.684cm" svg:y="12.783cm">
          <draw:text-box>
            <text:p><text:span text:style-name="T7">Numpy: what has changed</text:span><text:span text:style-name="T7"><text:line-break/></text:span><text:span text:style-name="T7">and what is going to change?</text:span></text:p>
          </draw:text-box>
        </draw:frame>
        <presentation:notes draw:style-name="dp2">
          <draw:page-thumbnail draw:name="Google Shape;77;g3b096c65cf_0_0:notes" draw:style-name="gr1" draw:layer="layout" svg:width="16.932cm" svg:height="9.524cm" svg:x="1.059cm" svg:y="1.905cm" draw:page-number="13" presentation:class="page"/>
          <draw:frame draw:name="Google Shape;78;g3b096c65cf_0_0:notes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1T1">
        <draw:frame draw:name="Google Shape;80;p14" presentation:style-name="pr40" draw:text-style-name="P28" draw:layer="layout" svg:width="23.667cm" svg:height="1.687cm" svg:x="0.866cm" svg:y="1.139cm" presentation:class="title" presentation:user-transformed="true">
          <draw:text-box>
            <text:p text:style-name="P27"><text:span text:style-name="T19">Random (Kevin Sheppard and others)</text:span></text:p>
          </draw:text-box>
        </draw:frame>
        <draw:frame draw:name="Google Shape;81;p14" presentation:style-name="pr41" draw:text-style-name="P30" draw:layer="layout" svg:width="23.667cm" svg:height="9.274cm" svg:x="0.866cm" svg:y="3.416cm" presentation:class="outline" presentation:user-transformed="true">
          <draw:text-box>
            <text:p text:style-name="P29"><text:span text:style-name="T20">np.random.random(10) </text:span><text:span text:style-name="T20"><text:s/># old</text:span></text:p>
            <text:p text:style-name="P29"><text:span text:style-name="T20">np.Generator(Xoshiro2</text:span><text:span text:style-name="T20">56()).random(10)</text:span></text:p>
            <text:list text:style-name="L1">
              <text:list-item>
                <text:p text:style-name="P29"><text:span text:style-name="T9"><text:s text:c="4"/></text:span><text:span text:style-name="T9">Faster than the old </text:span><text:span text:style-name="T9">Mercienne Twister</text:span></text:p>
              </text:list-item>
              <text:list-item>
                <text:p text:style-name="P29"><text:span text:style-name="T9"><text:s text:c="4"/></text:span><text:span text:style-name="T9">Able to jump</text:span></text:p>
              </text:list-item>
              <text:list-item>
                <text:p text:style-name="P29"><text:span text:style-name="T9"><text:s text:c="4"/></text:span><text:span text:style-name="T9">It’s a bird, it’s a </text:span><text:span text:style-name="T9">plane, it’s </text:span><text:span text:style-name="T21">randomgen</text:span></text:p>
                <text:p text:style-name="P29"><text:span text:style-name="T9"/></text:p>
              </text:list-item>
            </text:list>
          </draw:text-box>
        </draw:frame>
        <draw:frame draw:style-name="gr2" draw:text-style-name="P10" draw:layer="layout" svg:width="12.954cm" svg:height="1.187cm" svg:x="11.684cm" svg:y="12.954cm">
          <draw:text-box>
            <text:p/>
          </draw:text-box>
        </draw:frame>
        <draw:frame draw:style-name="gr3" draw:text-style-name="P11" draw:layer="layout" svg:width="8.89cm" svg:height="1.505cm" svg:x="11.684cm" svg:y="12.783cm">
          <draw:text-box>
            <text:p><text:span text:style-name="T7">Numpy: what has changed</text:span><text:span text:style-name="T7"><text:line-break/></text:span><text:span text:style-name="T7">and what is going to change?</text:span></text:p>
          </draw:text-box>
        </draw:frame>
        <presentation:notes draw:style-name="dp2">
          <draw:page-thumbnail draw:name="Google Shape;77;g3b096c65cf_0_0:notes" draw:style-name="gr1" draw:layer="layout" svg:width="16.932cm" svg:height="9.524cm" svg:x="1.059cm" svg:y="1.905cm" draw:page-number="14" presentation:class="page"/>
          <draw:frame draw:name="Google Shape;78;g3b096c65cf_0_0:notes" presentation:style-name="pr4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3">
        <draw:frame draw:name="Google Shape;80;p14" presentation:style-name="pr43" draw:text-style-name="P32" draw:layer="layout" svg:width="23.667cm" svg:height="1.687cm" svg:x="0.866cm" svg:y="1.139cm" presentation:class="title">
          <draw:text-box>
            <text:p text:style-name="P31"><text:span text:style-name="T22">Numpy is great but ...</text:span></text:p>
          </draw:text-box>
        </draw:frame>
        <draw:frame draw:name="Google Shape;81;p14" presentation:style-name="pr44" draw:text-style-name="P34" draw:layer="layout" svg:width="11.549cm" svg:height="9.274cm" svg:x="0.866cm" svg:y="3.416cm" presentation:class="outline" presentation:user-transformed="true">
          <draw:text-box>
            <text:list text:style-name="L1">
              <text:list-item>
                <text:p text:style-name="P33"><text:span text:style-name="T23">Dask</text:span></text:p>
              </text:list-item>
              <text:list-item>
                <text:p text:style-name="P33"><text:span text:style-name="T23">CuPy</text:span></text:p>
              </text:list-item>
              <text:list-item>
                <text:p text:style-name="P33"><text:span text:style-name="T23">xtensor</text:span></text:p>
              </text:list-item>
              <text:list-item>
                <text:p text:style-name="P33"><text:span text:style-name="T23">xdarray</text:span></text:p>
                <text:p text:style-name="P33"><text:span text:style-name="T23"/></text:p>
              </text:list-item>
            </text:list>
          </draw:text-box>
        </draw:frame>
        <draw:frame draw:style-name="gr2" draw:text-style-name="P10" draw:layer="layout" svg:width="12.954cm" svg:height="1.187cm" svg:x="11.684cm" svg:y="12.954cm">
          <draw:text-box>
            <text:p/>
          </draw:text-box>
        </draw:frame>
        <draw:frame draw:style-name="gr3" draw:text-style-name="P11" draw:layer="layout" svg:width="8.89cm" svg:height="1.505cm" svg:x="11.684cm" svg:y="12.783cm">
          <draw:text-box>
            <text:p><text:span text:style-name="T7">Numpy: what has changed</text:span><text:span text:style-name="T7"><text:line-break/></text:span><text:span text:style-name="T7">and what is going to change?</text:span></text:p>
          </draw:text-box>
        </draw:frame>
        <draw:frame presentation:style-name="pr45" draw:text-style-name="P36" draw:layer="layout" svg:width="11.549cm" svg:height="8.626cm" svg:x="10.16cm" svg:y="3.556cm" presentation:class="outline" presentation:user-transformed="true">
          <draw:text-box>
            <text:list text:style-name="L1">
              <text:list-item>
                <text:p text:style-name="P35"><text:span text:style-name="T20">TensorFlow, Pytorch, </text:span><text:span text:style-name="T20">jax</text:span></text:p>
              </text:list-item>
              <text:list-item>
                <text:p text:style-name="P35"><text:span text:style-name="T20">arrow</text:span></text:p>
              </text:list-item>
              <text:list-item>
                <text:p text:style-name="P35"><text:span text:style-name="T20">Others?</text:span></text:p>
              </text:list-item>
            </text:list>
          </draw:text-box>
        </draw:frame>
        <presentation:notes draw:style-name="dp2">
          <draw:page-thumbnail draw:name="Google Shape;77;g3b096c65cf_0_0:notes" draw:style-name="gr1" draw:layer="layout" svg:width="16.932cm" svg:height="9.524cm" svg:x="1.059cm" svg:y="1.905cm" draw:page-number="15" presentation:class="page"/>
          <draw:frame draw:name="Google Shape;78;g3b096c65cf_0_0:notes" presentation:style-name="pr4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1T1">
        <draw:frame draw:name="Google Shape;80;p14" presentation:style-name="pr47" draw:text-style-name="P38" draw:layer="layout" svg:width="23.667cm" svg:height="1.687cm" svg:x="0.866cm" svg:y="1.139cm" presentation:class="title" presentation:user-transformed="true">
          <draw:text-box>
            <text:p text:style-name="P37"><text:span text:style-name="T24">How to preserve the API but not be tied to an implementation?</text:span></text:p>
          </draw:text-box>
        </draw:frame>
        <draw:frame draw:name="Google Shape;81;p14" presentation:style-name="pr48" draw:text-style-name="P34" draw:layer="layout" svg:width="23.667cm" svg:height="9.274cm" svg:x="0.866cm" svg:y="3.416cm" presentation:class="outline" presentation:user-transformed="true">
          <draw:text-box>
            <text:p text:style-name="P33"><text:span text:style-name="T23">Protocols!</text:span></text:p>
            <text:p text:style-name="P33"><text:span text:style-name="T20">__array__</text:span></text:p>
            <text:p text:style-name="P33"><text:span text:style-name="T20">__array_wrap__</text:span></text:p>
            <text:p text:style-name="P33"><text:span text:style-name="T20">__array_ufunc__</text:span></text:p>
            <text:p text:style-name="P33"><text:span text:style-name="T23"/></text:p>
          </draw:text-box>
        </draw:frame>
        <draw:frame draw:style-name="gr2" draw:text-style-name="P10" draw:layer="layout" svg:width="12.954cm" svg:height="1.187cm" svg:x="11.684cm" svg:y="12.954cm">
          <draw:text-box>
            <text:p/>
          </draw:text-box>
        </draw:frame>
        <draw:frame draw:style-name="gr3" draw:text-style-name="P11" draw:layer="layout" svg:width="8.89cm" svg:height="1.505cm" svg:x="11.684cm" svg:y="12.783cm">
          <draw:text-box>
            <text:p><text:span text:style-name="T7">Numpy: what has changed</text:span><text:span text:style-name="T7"><text:line-break/></text:span><text:span text:style-name="T7">and what is going to change?</text:span></text:p>
          </draw:text-box>
        </draw:frame>
        <presentation:notes draw:style-name="dp2">
          <draw:page-thumbnail draw:name="Google Shape;77;g3b096c65cf_0_0:notes" draw:style-name="gr1" draw:layer="layout" svg:width="16.932cm" svg:height="9.524cm" svg:x="1.059cm" svg:y="1.905cm" draw:page-number="16" presentation:class="page"/>
          <draw:frame draw:name="Google Shape;78;g3b096c65cf_0_0:notes" presentation:style-name="pr4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1T1">
        <office:forms form:automatic-focus="false" form:apply-design-mode="false"/>
        <draw:frame draw:name="Google Shape;80;p14" presentation:style-name="pr50" draw:text-style-name="P39" draw:layer="layout" svg:width="23.667cm" svg:height="1.687cm" svg:x="0.866cm" svg:y="1.139cm" presentation:class="title" presentation:user-transformed="true">
          <draw:text-box>
            <text:p text:style-name="P8"><text:span text:style-name="T6">__array_function__ (Stefan Hoyer and others</text:span></text:p>
          </draw:text-box>
        </draw:frame>
        <draw:frame draw:name="Google Shape;81;p14" presentation:style-name="pr51" draw:text-style-name="P43" draw:layer="layout" svg:width="23.667cm" svg:height="9.274cm" svg:x="0.866cm" svg:y="3.416cm" presentation:class="outline" presentation:user-transformed="true">
          <draw:text-box>
            <text:p text:style-name="P40"><text:span text:style-name="T25">import numpy as np</text:span></text:p>
            <text:p text:style-name="P40"><text:span text:style-name="T25">import cupy</text:span></text:p>
            <text:p text:style-name="P41"><text:span text:style-name="T25">def funky_function(a):</text:span></text:p>
            <text:p text:style-name="P40"><text:span text:style-name="T25"><text:s text:c="4"/></text:span><text:span text:style-name="T25"># Uses the numpy API </text:span><text:span text:style-name="T25">directly by calling np.*</text:span></text:p>
            <text:p text:style-name="P40"><text:span text:style-name="T25"><text:s text:c="4"/></text:span><text:span text:style-name="T25">return </text:span><text:span text:style-name="T25">np.diagonal(a).reshape(10, </text:span><text:span text:style-name="T25">-1)</text:span></text:p>
            <text:p text:style-name="P42"><text:span text:style-name="T25">c = cupy.empty_like(20, </text:span><text:span text:style-name="T25">dtype='float32')</text:span></text:p>
            <text:p text:style-name="P40"><text:span text:style-name="T25">d = funky_function(c)</text:span></text:p>
            <text:p text:style-name="P40"><text:span text:style-name="T25"/></text:p>
          </draw:text-box>
        </draw:frame>
        <draw:frame draw:style-name="gr2" draw:text-style-name="P10" draw:layer="layout" svg:width="12.954cm" svg:height="1.187cm" svg:x="11.684cm" svg:y="12.954cm">
          <draw:text-box>
            <text:p/>
          </draw:text-box>
        </draw:frame>
        <draw:frame draw:style-name="gr3" draw:text-style-name="P11" draw:layer="layout" svg:width="8.89cm" svg:height="1.505cm" svg:x="11.684cm" svg:y="12.783cm">
          <draw:text-box>
            <text:p><text:span text:style-name="T7">Numpy: what has changed</text:span><text:span text:style-name="T7"><text:line-break/></text:span><text:span text:style-name="T7">and what is going to change?</text:span></text:p>
          </draw:text-box>
        </draw:frame>
        <presentation:notes draw:style-name="dp2">
          <draw:page-thumbnail draw:name="Google Shape;77;g3b096c65cf_0_0:notes" draw:style-name="gr1" draw:layer="layout" svg:width="16.932cm" svg:height="9.524cm" svg:x="1.059cm" svg:y="1.905cm" draw:page-number="17" presentation:class="page"/>
          <draw:frame draw:name="Google Shape;78;g3b096c65cf_0_0:notes" presentation:style-name="pr5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1T1">
        <draw:frame draw:name="Google Shape;80;p14" presentation:style-name="pr53" draw:text-style-name="P39" draw:layer="layout" svg:width="23.667cm" svg:height="1.687cm" svg:x="0.866cm" svg:y="1.139cm" presentation:class="title" presentation:user-transformed="true">
          <draw:text-box>
            <text:p text:style-name="P8"><text:span text:style-name="T6">__array_function__ (Stefan Hoyer and others</text:span></text:p>
          </draw:text-box>
        </draw:frame>
        <draw:frame draw:name="Google Shape;81;p14" presentation:style-name="pr54" draw:text-style-name="P47" draw:layer="layout" svg:width="23.667cm" svg:height="6.49cm" svg:x="0.866cm" svg:y="3.416cm" presentation:class="outline" presentation:user-transformed="true">
          <draw:text-box>
            <text:p text:style-name="P44"><text:span text:style-name="T20">class </text:span><text:span text:style-name="T20">cparray(np.ndarray):</text:span></text:p>
            <text:p text:style-name="P45"><text:span text:style-name="T20"><text:s text:c="4"/></text:span><text:span text:style-name="T20">def </text:span><text:span text:style-name="T20">__array_function__(...):</text:span></text:p>
            <text:p text:style-name="P44"><text:span text:style-name="T20"><text:s text:c="8"/></text:span><text:span text:style-name="T20">...</text:span></text:p>
            <text:p text:style-name="P46"><text:span text:style-name="T20">Jax’s </text:span><text:span text:style-name="T20"><text:a xlink:href="https://github.com/google/jax/blob/62473351643cecb6c248a50601af163646ba7be6/jax/numpy/lax_numpy.py#L2421" xlink:type="simple">implementation</text:a></text:span></text:p>
            <text:p text:style-name="P44"><text:span text:style-name="T20"/></text:p>
          </draw:text-box>
        </draw:frame>
        <draw:frame draw:style-name="gr2" draw:text-style-name="P10" draw:layer="layout" svg:width="12.954cm" svg:height="1.187cm" svg:x="11.684cm" svg:y="12.954cm">
          <draw:text-box>
            <text:p/>
          </draw:text-box>
        </draw:frame>
        <draw:frame draw:style-name="gr3" draw:text-style-name="P11" draw:layer="layout" svg:width="8.89cm" svg:height="1.505cm" svg:x="11.684cm" svg:y="12.783cm">
          <draw:text-box>
            <text:p><text:span text:style-name="T7">Numpy: what has changed</text:span><text:span text:style-name="T7"><text:line-break/></text:span><text:span text:style-name="T7">and what is going to change?</text:span></text:p>
          </draw:text-box>
        </draw:frame>
        <presentation:notes draw:style-name="dp2">
          <draw:page-thumbnail draw:name="Google Shape;77;g3b096c65cf_0_0:notes" draw:style-name="gr1" draw:layer="layout" svg:width="16.932cm" svg:height="9.524cm" svg:x="1.059cm" svg:y="1.905cm" draw:page-number="18" presentation:class="page"/>
          <draw:frame draw:name="Google Shape;78;g3b096c65cf_0_0:notes" presentation:style-name="pr5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1T1">
        <draw:frame draw:name="Google Shape;80;p14" presentation:style-name="pr56" draw:text-style-name="P49" draw:layer="layout" svg:width="23.667cm" svg:height="1.687cm" svg:x="0.866cm" svg:y="1.139cm" presentation:class="title" presentation:user-transformed="true">
          <draw:text-box>
            <text:p text:style-name="P48"><text:span text:style-name="T26">Dtype</text:span></text:p>
          </draw:text-box>
        </draw:frame>
        <draw:frame draw:name="Google Shape;81;p14" presentation:style-name="pr57" draw:text-style-name="P47" draw:layer="layout" svg:width="23.667cm" svg:height="6.49cm" svg:x="0.866cm" svg:y="3.416cm" presentation:class="outline" presentation:user-transformed="true">
          <draw:text-box>
            <text:p text:style-name="P44"><text:span text:style-name="T20">Usecases</text:span></text:p>
            <text:list text:style-name="L1">
              <text:list-item>
                <text:p text:style-name="P44"><text:span text:style-name="T20">units</text:span></text:p>
              </text:list-item>
              <text:list-item>
                <text:p text:style-name="P44"><text:span text:style-name="T20">quaternions, </text:span><text:span text:style-name="T20">“tensors”</text:span></text:p>
              </text:list-item>
              <text:list-item>
                <text:p text:style-name="P44"><text:span text:style-name="T20">categorical data</text:span></text:p>
              </text:list-item>
              <text:list-item>
                <text:p text:style-name="P44"><text:span text:style-name="T20">ints-with-overflow-</text:span><text:span text:style-name="T20">warnings</text:span></text:p>
              </text:list-item>
            </text:list>
            <text:p text:style-name="P44"><text:span text:style-name="T20"/></text:p>
          </draw:text-box>
        </draw:frame>
        <draw:frame draw:style-name="gr2" draw:text-style-name="P10" draw:layer="layout" svg:width="12.954cm" svg:height="1.187cm" svg:x="11.684cm" svg:y="12.954cm">
          <draw:text-box>
            <text:p/>
          </draw:text-box>
        </draw:frame>
        <draw:frame draw:style-name="gr3" draw:text-style-name="P11" draw:layer="layout" svg:width="8.89cm" svg:height="1.505cm" svg:x="11.684cm" svg:y="12.783cm">
          <draw:text-box>
            <text:p><text:span text:style-name="T7">Numpy: what has changed</text:span><text:span text:style-name="T7"><text:line-break/></text:span><text:span text:style-name="T7">and what is going to change?</text:span></text:p>
          </draw:text-box>
        </draw:frame>
        <presentation:notes draw:style-name="dp2">
          <draw:page-thumbnail draw:name="Google Shape;77;g3b096c65cf_0_0:notes" draw:style-name="gr1" draw:layer="layout" svg:width="16.932cm" svg:height="9.524cm" svg:x="1.059cm" svg:y="1.905cm" draw:page-number="19" presentation:class="page"/>
          <draw:frame draw:name="Google Shape;78;g3b096c65cf_0_0:notes" presentation:style-name="pr58" draw:text-style-name="P4" draw:layer="layout" svg:width="15.239cm" svg:height="11.429cm" svg:x="1.905cm" svg:y="12.065cm" presentation:class="notes" presentation:user-transformed="true">
            <draw:text-box>
              <text:p text:style-name="P3">One of the oldest parts of NumPy – precedes OOP programming in python and python classes. Time for an overhaul</text:p>
            </draw:text-box>
          </draw:frame>
        </presentation:notes>
      </draw:page>
      <draw:page draw:name="page20" draw:style-name="dp1" draw:master-page-name="TITLE_5f_AND_5f_BODY" presentation:presentation-page-layout-name="AL1T1">
        <draw:frame draw:name="Google Shape;80;p14" presentation:style-name="pr59" draw:text-style-name="P49" draw:layer="layout" svg:width="23.667cm" svg:height="1.687cm" svg:x="0.866cm" svg:y="1.139cm" presentation:class="title" presentation:user-transformed="true">
          <draw:text-box>
            <text:p text:style-name="P48"><text:span text:style-name="T26">Dtype</text:span></text:p>
          </draw:text-box>
        </draw:frame>
        <draw:frame draw:name="Google Shape;81;p14" presentation:style-name="pr60" draw:text-style-name="P51" draw:layer="layout" svg:width="24.892cm" svg:height="6.49cm" svg:x="0.254cm" svg:y="3.416cm" presentation:class="outline" presentation:user-transformed="true">
          <draw:text-box>
            <text:list text:style-name="L1">
              <text:list-header>
                <text:p text:style-name="P50"><text:span text:style-name="T27">Implications</text:span></text:p>
              </text:list-header>
              <text:list-item>
                <text:p text:style-name="P50"><text:span text:style-name="T27">Ability to subclass </text:span><text:span text:style-name="T27">np.dtype</text:span></text:p>
              </text:list-item>
              <text:list-item>
                <text:p text:style-name="P50"><text:span text:style-name="T27">“</text:span><text:span text:style-name="T27">Pythonify” the class</text:span></text:p>
              </text:list-item>
              <text:list-item>
                <text:p text:style-name="P50"><text:span text:style-name="T27">Enhancing ufuncs to </text:span><text:span text:style-name="T27">know about dtypes</text:span></text:p>
              </text:list-item>
              <text:list-item>
                <text:p text:style-name="P50"><text:span text:style-name="T27">Make the </text:span><text:span text:style-name="T27">PyArray_Descr more </text:span><text:span text:style-name="T27">opaque, will allow <text:s text:c="7"/></text:span><text:span text:style-name="T27"><text:s/>future changes more </text:span><text:span text:style-name="T27">easily</text:span></text:p>
              </text:list-item>
            </text:list>
          </draw:text-box>
        </draw:frame>
        <draw:frame draw:style-name="gr2" draw:text-style-name="P10" draw:layer="layout" svg:width="12.954cm" svg:height="1.187cm" svg:x="11.684cm" svg:y="12.954cm">
          <draw:text-box>
            <text:p/>
          </draw:text-box>
        </draw:frame>
        <draw:frame draw:style-name="gr3" draw:text-style-name="P11" draw:layer="layout" svg:width="8.89cm" svg:height="1.505cm" svg:x="11.684cm" svg:y="12.783cm">
          <draw:text-box>
            <text:p><text:span text:style-name="T7">Numpy: what has changed</text:span><text:span text:style-name="T7"><text:line-break/></text:span><text:span text:style-name="T7">and what is going to change?</text:span></text:p>
          </draw:text-box>
        </draw:frame>
        <presentation:notes draw:style-name="dp2">
          <draw:page-thumbnail draw:name="Google Shape;77;g3b096c65cf_0_0:notes" draw:style-name="gr1" draw:layer="layout" svg:width="16.932cm" svg:height="9.524cm" svg:x="1.059cm" svg:y="1.905cm" draw:page-number="20" presentation:class="page"/>
          <draw:frame draw:name="Google Shape;78;g3b096c65cf_0_0:notes" presentation:style-name="pr6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1T1">
        <draw:frame draw:name="Google Shape;80;p14" presentation:style-name="pr62" draw:text-style-name="P49" draw:layer="layout" svg:width="23.667cm" svg:height="1.687cm" svg:x="0.866cm" svg:y="1.139cm" presentation:class="title" presentation:user-transformed="true">
          <draw:text-box>
            <text:p text:style-name="P48"><text:span text:style-name="T26">Takeaways I</text:span></text:p>
          </draw:text-box>
        </draw:frame>
        <draw:frame draw:name="Google Shape;81;p14" presentation:style-name="pr63" draw:text-style-name="P47" draw:layer="layout" svg:width="23.667cm" svg:height="5.22cm" svg:x="0.866cm" svg:y="3.416cm" presentation:class="outline" presentation:user-transformed="true">
          <draw:text-box>
            <text:list text:style-name="L1">
              <text:list-item>
                <text:p text:style-name="P44"><text:span text:style-name="T20">There are ways to </text:span><text:span text:style-name="T20">get paid to work on </text:span><text:span text:style-name="T20">Open Source.</text:span></text:p>
              </text:list-item>
              <text:list-item>
                <text:p text:style-name="P44"><text:span text:style-name="T20">Involves “people” </text:span><text:span text:style-name="T20">skills and a thick </text:span><text:span text:style-name="T20">skin</text:span></text:p>
              </text:list-item>
              <text:list-item>
                <text:p text:style-name="P44"><text:span text:style-name="T20">Makes you a better </text:span><text:span text:style-name="T20">programmer</text:span></text:p>
                <text:p text:style-name="P44"><text:span text:style-name="T20"/></text:p>
              </text:list-item>
            </text:list>
          </draw:text-box>
        </draw:frame>
        <draw:frame draw:style-name="gr2" draw:text-style-name="P10" draw:layer="layout" svg:width="12.954cm" svg:height="1.187cm" svg:x="11.684cm" svg:y="12.954cm">
          <draw:text-box>
            <text:p/>
          </draw:text-box>
        </draw:frame>
        <draw:frame draw:style-name="gr3" draw:text-style-name="P11" draw:layer="layout" svg:width="8.89cm" svg:height="1.505cm" svg:x="11.684cm" svg:y="12.783cm">
          <draw:text-box>
            <text:p><text:span text:style-name="T7">Numpy: what has changed</text:span><text:span text:style-name="T7"><text:line-break/></text:span><text:span text:style-name="T7">and what is going to change?</text:span></text:p>
          </draw:text-box>
        </draw:frame>
        <presentation:notes draw:style-name="dp2">
          <draw:page-thumbnail draw:name="Google Shape;77;g3b096c65cf_0_0:notes" draw:style-name="gr1" draw:layer="layout" svg:width="16.932cm" svg:height="9.524cm" svg:x="1.059cm" svg:y="1.905cm" draw:page-number="21" presentation:class="page"/>
          <draw:frame draw:name="Google Shape;78;g3b096c65cf_0_0:notes" presentation:style-name="pr6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1T1">
        <office:forms form:automatic-focus="false" form:apply-design-mode="false"/>
        <draw:frame draw:name="Google Shape;80;p14" presentation:style-name="pr65" draw:text-style-name="P49" draw:layer="layout" svg:width="23.667cm" svg:height="1.687cm" svg:x="0.866cm" svg:y="1.139cm" presentation:class="title" presentation:user-transformed="true">
          <draw:text-box>
            <text:p text:style-name="P48"><text:span text:style-name="T26">Takeaways II</text:span></text:p>
          </draw:text-box>
        </draw:frame>
        <draw:frame draw:name="Google Shape;81;p14" presentation:style-name="pr66" draw:text-style-name="P54" draw:layer="layout" svg:width="25.4cm" svg:height="6.998cm" svg:x="0cm" svg:y="3.416cm" presentation:class="outline" presentation:user-transformed="true">
          <draw:text-box>
            <text:list text:style-name="L1">
              <text:list-item>
                <text:p text:style-name="P52"><text:span text:style-name="T27">NumPy is like a good </text:span><text:span text:style-name="T27">wine: getting better </text:span><text:span text:style-name="T27">with age</text:span></text:p>
              </text:list-item>
              <text:list-item>
                <text:p text:style-name="P52"><text:span text:style-name="T27">Strives to be a good </text:span><text:span text:style-name="T27">community member, </text:span><text:span text:style-name="T27">play well with </text:span><text:span text:style-name="T27">everybody via </text:span><text:span text:style-name="T27">protocols, PEP 3118.</text:span></text:p>
              </text:list-item>
              <text:list-item>
                <text:p text:style-name="P52"><text:span text:style-name="T27">Needs your help. If </text:span><text:span text:style-name="T27">not code, there are </text:span><text:span text:style-name="T27">other ways</text:span></text:p>
                <text:list>
                  <text:list-item>
                    <text:p text:style-name="P53"><text:span text:style-name="T27">Support NumFocus, </text:span><text:span text:style-name="T27">TideLift,</text:span></text:p>
                  </text:list-item>
                  <text:list-item>
                    <text:p text:style-name="P53"><text:span text:style-name="T27">Tell us what are </text:span><text:span text:style-name="T27">your pain points?</text:span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12.954cm" svg:height="1.187cm" svg:x="11.684cm" svg:y="12.954cm">
          <draw:text-box>
            <text:p/>
          </draw:text-box>
        </draw:frame>
        <draw:frame draw:style-name="gr3" draw:text-style-name="P11" draw:layer="layout" svg:width="8.89cm" svg:height="1.505cm" svg:x="11.684cm" svg:y="12.783cm">
          <draw:text-box>
            <text:p><text:span text:style-name="T7">Numpy: what has changed</text:span><text:span text:style-name="T7"><text:line-break/></text:span><text:span text:style-name="T7">and what is going to change?</text:span></text:p>
          </draw:text-box>
        </draw:frame>
        <presentation:notes draw:style-name="dp2">
          <draw:page-thumbnail draw:name="Google Shape;77;g3b096c65cf_0_0:notes" draw:style-name="gr1" draw:layer="layout" svg:width="16.932cm" svg:height="9.524cm" svg:x="1.059cm" svg:y="1.905cm" draw:page-number="22" presentation:class="page"/>
          <draw:frame draw:name="Google Shape;78;g3b096c65cf_0_0:notes" presentation:style-name="pr6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ymbola" svg:font-family="Symbol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solid" draw:fill-color="#ffffff" draw:opacity="100%" draw:auto-grow-height="false" draw:fit-to-size="shrink-to-fit" style:shrink-to-fit="true" draw:shadow-opacity="100%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solid" draw:fill-color="#003061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003061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BODY" style:display-name="TITLE_AND_BODY" style:page-layout-name="PM1" draw:style-name="Mdp1">
      <draw:custom-shape draw:name="Google Shape;6;p1" draw:style-name="Mgr3" draw:text-style-name="MP5" draw:layer="backgroundobjects" svg:width="0.512cm" svg:height="0.768cm" svg:x="0.743cm" svg:y="11.0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;p1" draw:style-name="Mgr4" draw:text-style-name="MP6" draw:layer="backgroundobjects" svg:width="25.399cm" svg:height="4.351cm" svg:x="0cm" svg:y="10.056cm">
        <draw:image xlink:href="Pictures/10000201000009C400000279207CF85F572C4179.png" xlink:type="simple" xlink:show="embed" xlink:actuate="onLoad">
          <text:p/>
        </draw:image>
      </draw:frame>
      <draw:custom-shape draw:name="Google Shape;9;p1" draw:style-name="Mgr5" draw:text-style-name="MP7" draw:layer="backgroundobjects" svg:width="3.659cm" svg:height="1.969cm" svg:x="2.403cm" svg:y="12.31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;p1" draw:style-name="Mgr4" draw:text-style-name="MP6" draw:layer="backgroundobjects" svg:width="2.501cm" svg:height="1.932cm" svg:x="2.983cm" svg:y="12.415cm">
        <draw:image xlink:href="Pictures/10000201000009C40000078C64A7D44C9B088D93.png" xlink:type="simple" xlink:show="embed" xlink:actuate="onLoad">
          <text:p/>
        </draw:image>
      </draw:frame>
      <draw:frame draw:name="Google Shape;11;p1" draw:style-name="Mgr4" draw:text-style-name="MP6" draw:layer="backgroundobjects" svg:width="4.15cm" svg:height="1.277cm" svg:x="6.063cm" svg:y="12.859cm">
        <draw:image xlink:href="Pictures/10000201000007090000022BF92AF27F77D3BDA0.png" xlink:type="simple" xlink:show="embed" xlink:actuate="onLoad">
          <text:p/>
        </draw:image>
      </draw:frame>
      <draw:frame draw:name="Google Shape;14;p2" presentation:style-name="TITLE_5f_AND_5f_BODY-title" draw:layer="backgroundobjects" svg:width="23.667cm" svg:height="1.687cm" svg:x="0.866cm" svg:y="1.139cm" presentation:class="title" presentation:placeholder="true" presentation:user-transformed="true">
        <draw:text-box/>
      </draw:frame>
      <draw:frame draw:name="Google Shape;15;p2" presentation:style-name="TITLE_5f_AND_5f_BODY-outline1" draw:layer="backgroundobjects" svg:width="23.667cm" svg:height="9.274cm" svg:x="0.866cm" svg:y="3.416cm" presentation:class="outlin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06-02T15:51:04.450356599</dc:date>
    <meta:editing-duration>PT4H37M51S</meta:editing-duration>
    <meta:editing-cycles>42</meta:editing-cycles>
    <meta:document-statistic meta:object-count="155"/>
  </office:meta>
</office:document-meta>
</file>